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officeooo:paragraph-rsid="00051c1b"/>
    </style:style>
    <style:style style:name="P2" style:family="paragraph" style:parent-style-name="Standard">
      <style:text-properties style:font-name="Instrument Serif" officeooo:rsid="00051c1b" officeooo:paragraph-rsid="00051c1b"/>
    </style:style>
    <style:style style:name="P3" style:family="paragraph" style:parent-style-name="Standard">
      <style:text-properties style:font-name="Instrument Serif" officeooo:rsid="0005d7a5" officeooo:paragraph-rsid="0005d7a5"/>
    </style:style>
    <style:style style:name="T1" style:family="text">
      <style:text-properties officeooo:rsid="000687a4"/>
    </style:style>
    <style:style style:name="T2" style:family="text">
      <style:text-properties officeooo:rsid="0005d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ergy S</text:span>ecretary Chris Wright,</text:p>
      <text:p text:style-name="P1"/>
      <text:p text:style-name="P2">You may designate a senior political appointee to oversee day-to-day operations of the Mission. I am <text:span text:style-name="T2">super way beyond </text:span>ready, willing and able to <text:span text:style-name="T2">be all that point man could be.</text:span></text:p>
      <text:p text:style-name="P2"/>
      <text:p text:style-name="P3">David Richar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06:55:58.108809946</meta:creation-date>
    <dc:title>t2</dc:title>
    <meta:editing-duration>PT8M8S</meta:editing-duration>
    <meta:editing-cycles>2</meta:editing-cycles>
    <meta:generator>LibreOffice/25.8.2.2$Linux_X86_64 LibreOffice_project/580$Build-2</meta:generator>
    <dc:date>2025-11-30T07:14:43.691126478</dc:date>
    <meta:document-statistic meta:table-count="0" meta:image-count="0" meta:object-count="0" meta:page-count="1" meta:paragraph-count="3" meta:word-count="37" meta:character-count="220" meta:non-whitespace-character-count="186"/>
    <meta:template xlink:type="simple" xlink:actuate="onRequest" xlink:title="t2" xlink:href="../../../../../.config/libreoffice/4/user/template/t2.ott" meta:date="2025-11-30T06:55:57.675608294"/>
  </office:meta>
</office:document-meta>
</file>